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4.018cm"/>
    </style:style>
    <style:style style:name="co2" style:family="table-column">
      <style:table-column-properties fo:break-before="auto" style:column-width="7.001cm"/>
    </style:style>
    <style:style style:name="co3" style:family="table-column">
      <style:table-column-properties fo:break-before="auto" style:column-width="4.39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1.734cm" fo:break-before="auto" style:use-optimal-row-height="false"/>
    </style:style>
    <style:style style:name="ro2" style:family="table-row">
      <style:table-row-properties style:row-height="1.826cm" fo:break-before="auto" style:use-optimal-row-height="true"/>
    </style:style>
    <style:style style:name="ro3" style:family="table-row">
      <style:table-row-properties style:row-height="2.05cm" fo:break-before="auto" style:use-optimal-row-height="false"/>
    </style:style>
    <style:style style:name="ro4" style:family="table-row">
      <style:table-row-properties style:row-height="2.632cm" fo:break-before="auto" style:use-optimal-row-height="false"/>
    </style:style>
    <style:style style:name="ro5" style:family="table-row">
      <style:table-row-properties style:row-height="0.453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ro7" style:family="table-row">
      <style:table-row-properties style:row-height="0.89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style:style style:name="ce1" style:family="table-cell" style:parent-style-name="Default">
      <style:table-cell-properties fo:background-color="#ffff66" style:cell-protect="none" style:print-content="true" fo:wrap-option="no-wrap" style:vertical-align="middle"/>
      <style:text-properties fo:color="#ff00ff" fo:font-size="20pt" fo:font-weight="bold" style:font-size-asian="20pt" style:font-weight-asian="bold" style:font-size-complex="20pt" style:font-weight-complex="bold"/>
    </style:style>
    <style:style style:name="ce2" style:family="table-cell" style:parent-style-name="Default">
      <style:table-cell-properties fo:background-color="#0047ff" fo:wrap-option="wrap" style:vertical-align="middle"/>
      <style:text-properties fo:color="#ffffff"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background-color="#e6e6e6" style:cell-protect="none" style:print-content="true" fo:wrap-option="wrap" style:vertical-align="middle"/>
      <style:text-properties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fo:background-color="#ffff99" style:vertical-align="middle"/>
      <style:text-properties fo:color="#ff0000" fo:font-size="13pt" fo:font-weight="bold" style:font-size-asian="13pt" style:font-weight-asian="bold" style:font-size-complex="13pt" style:font-weight-complex="bold"/>
    </style:style>
    <style:style style:name="ce5" style:family="table-cell" style:parent-style-name="Default">
      <style:table-cell-properties fo:background-color="#ffffff"/>
    </style:style>
    <style:style style:name="ce6" style:family="table-cell" style:parent-style-name="Default">
      <style:table-cell-properties fo:background-color="#ffff66" style:cell-protect="protected" style:print-content="true" fo:wrap-option="no-wrap" style:vertical-align="middle"/>
      <style:text-properties fo:color="#000080"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>
      <style:table-cell-properties fo:background-color="#e6e6e6" style:cell-protect="none" style:print-content="true" fo:wrap-option="wrap" style:vertical-align="middle"/>
      <style:text-properties fo:font-size="11pt" style:font-size-asian="11pt" style:font-size-complex="11pt"/>
    </style:style>
    <style:style style:name="ce8" style:family="table-cell" style:parent-style-name="Default">
      <style:table-cell-properties fo:background-color="#ffff99" style:vertical-align="middle"/>
    </style:style>
    <style:style style:name="ce9" style:family="table-cell" style:parent-style-name="Default">
      <style:table-cell-properties fo:background-color="#ffff66" fo:wrap-option="wrap" style:vertical-align="middle"/>
      <style:text-properties fo:color="#000080"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fo:background-color="#e6e6e6" style:cell-protect="none" style:print-content="true" style:text-align-source="fix" style:repeat-content="false" fo:wrap-option="wrap" style:vertical-align="middle"/>
      <style:paragraph-properties fo:text-align="center"/>
      <style:text-properties fo:font-size="11pt" style:font-size-asian="11pt" style:font-size-complex="11pt"/>
    </style:style>
  </office:automatic-styles>
  <office:body>
    <office:spreadsheet table:structure-protected="true" table:protection-key="iZdppIfLNS29amK9DknLvCzC92U=" table:protection-key-digest-algorithm="http://www.w3.org/2000/09/xmldsig#sha1">
      <table:table table:name="Cuestiones" table:style-name="ta1" table:protected="true" table:protection-key="iZdppIfLNS29amK9DknLvCzC92U=" table:protection-key-digest-algorithm="http://www.w3.org/2000/09/xmldsig#sha1">
        <table:table-protection table:select-protected-cells="true" table:select-unprotected-cells="true"/>
        <office:forms form:automatic-focus="true" form:apply-design-mode="false"/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4" table:number-columns-repeated="37" table:default-cell-style-name="ce5"/>
        <table:table-row table:style-name="ro1">
          <table:table-cell table:style-name="ce1" office:value-type="string" calcext:value-type="string">
            <text:p>Virtual Hosting</text:p>
          </table:table-cell>
          <table:table-cell table:style-name="ce6"/>
          <table:table-cell table:style-name="ce9" table:number-columns-repeated="4"/>
          <table:table-cell table:number-columns-repeated="37"/>
        </table:table-row>
        <table:table-row table:style-name="ro2">
          <table:table-cell table:style-name="ce2" office:value-type="string" calcext:value-type="string">
            <text:p>Pregunta</text:p>
          </table:table-cell>
          <table:table-cell table:style-name="ce2" office:value-type="string" calcext:value-type="string">
            <text:p>Respuesta A</text:p>
          </table:table-cell>
          <table:table-cell table:style-name="ce2" office:value-type="string" calcext:value-type="string">
            <text:p>Respuesta B</text:p>
          </table:table-cell>
          <table:table-cell table:style-name="ce2" office:value-type="string" calcext:value-type="string">
            <text:p>Respuesta C</text:p>
          </table:table-cell>
          <table:table-cell table:style-name="ce2" office:value-type="string" calcext:value-type="string">
            <text:p>Respuesta D</text:p>
          </table:table-cell>
          <table:table-cell table:style-name="ce2" office:value-type="string" calcext:value-type="string">
            <text:p>Respuesta correcta</text:p>
            <text:p>(A, B, C ó D)</text:p>
          </table:table-cell>
          <table:table-cell table:number-columns-repeated="37"/>
        </table:table-row>
        <table:table-row table:style-name="ro3">
          <table:table-cell table:style-name="ce3" office:value-type="string" calcext:value-type="string">
            <text:p>Elija la opción correspondiente al orden de la evolución del almacenamiento web (de más antiguo a más reciente). </text:p>
          </table:table-cell>
          <table:table-cell table:style-name="ce7" office:value-type="string" calcext:value-type="string">
            <text:p>Datacenters – Cloud – Servidores – Virtualización</text:p>
          </table:table-cell>
          <table:table-cell table:style-name="ce7" office:value-type="string" calcext:value-type="string">
            <text:p>Cloud – Servidores – Datacenters Virtualización </text:p>
          </table:table-cell>
          <table:table-cell table:style-name="ce7" office:value-type="string" calcext:value-type="string">
            <text:p>Servidores – Datacenters – Virtualización – Cloud</text:p>
          </table:table-cell>
          <table:table-cell table:style-name="ce7" office:value-type="string" calcext:value-type="string">
            <text:p>Servidores – Cloud – Datacenters – Virtualización </text:p>
          </table:table-cell>
          <table:table-cell table:style-name="ce10" office:value-type="string" calcext:value-type="string">
            <text:p>C</text:p>
          </table:table-cell>
          <table:table-cell table:number-columns-repeated="37"/>
        </table:table-row>
        <table:table-row table:style-name="ro3">
          <table:table-cell table:style-name="ce3" office:value-type="string" calcext:value-type="string">
            <text:p>¿Cuántos tipos esenciales de hosting virtual hay? </text:p>
          </table:table-cell>
          <table:table-cell table:style-name="ce7" office:value-type="string" calcext:value-type="string">
            <text:p>Tres, basado en IP, en nombres y en puertos. </text:p>
          </table:table-cell>
          <table:table-cell table:style-name="ce7" office:value-type="string" calcext:value-type="string">
            <text:p>Únicamente basado en nombres. </text:p>
          </table:table-cell>
          <table:table-cell table:style-name="ce7" office:value-type="string" calcext:value-type="string">
            <text:p>Dos, basado en puertos y en IP. </text:p>
          </table:table-cell>
          <table:table-cell table:style-name="ce7" office:value-type="string" calcext:value-type="string">
            <text:p>Ninguna de las anteriores es correcta. </text:p>
          </table:table-cell>
          <table:table-cell table:style-name="ce10" office:value-type="string" calcext:value-type="string">
            <text:p>A</text:p>
          </table:table-cell>
          <table:table-cell table:number-columns-repeated="37"/>
        </table:table-row>
        <table:table-row table:style-name="ro3">
          <table:table-cell table:style-name="ce3" office:value-type="string" calcext:value-type="string">
            <text:p>¿Se pueden combinar los distintos tipos de hosting virtual? </text:p>
          </table:table-cell>
          <table:table-cell table:style-name="ce7" office:value-type="string" calcext:value-type="string">
            <text:p>No, nunca. </text:p>
          </table:table-cell>
          <table:table-cell table:style-name="ce7" office:value-type="string" calcext:value-type="string">
            <text:p>Solo basado en puertos y en IP. </text:p>
          </table:table-cell>
          <table:table-cell table:style-name="ce7" office:value-type="string" calcext:value-type="string">
            <text:p>Si, podemos combinarlos según nuestras necesidades. </text:p>
          </table:table-cell>
          <table:table-cell table:style-name="ce7" office:value-type="string" calcext:value-type="string">
            <text:p>Depende de la empresa que nos alquile el servidor. </text:p>
          </table:table-cell>
          <table:table-cell table:style-name="ce10" office:value-type="string" calcext:value-type="string">
            <text:p>C</text:p>
          </table:table-cell>
          <table:table-cell table:number-columns-repeated="37"/>
        </table:table-row>
        <table:table-row table:style-name="ro3">
          <table:table-cell table:style-name="ce3" office:value-type="string" calcext:value-type="string">
            <text:p>¿Es posible cambiar la configuración de Apache? </text:p>
          </table:table-cell>
          <table:table-cell table:style-name="ce7" office:value-type="string" calcext:value-type="string">
            <text:p>Únicamente detalles muy concretos. </text:p>
          </table:table-cell>
          <table:table-cell table:style-name="ce7" office:value-type="string" calcext:value-type="string">
            <text:p>Sí, además es esencial para configurar los hosts virtuales como queremos. </text:p>
          </table:table-cell>
          <table:table-cell table:style-name="ce7" office:value-type="string" calcext:value-type="string">
            <text:p>Depende de la versión de Apache. </text:p>
          </table:table-cell>
          <table:table-cell table:style-name="ce7" office:value-type="string" calcext:value-type="string">
            <text:p>No, la configuración de Apache es muy restrictiva. </text:p>
          </table:table-cell>
          <table:table-cell table:style-name="ce10" office:value-type="string" calcext:value-type="string">
            <text:p>B</text:p>
          </table:table-cell>
          <table:table-cell table:number-columns-repeated="37"/>
        </table:table-row>
        <table:table-row table:style-name="ro3" table:number-rows-repeated="2">
          <table:table-cell table:style-name="ce3"/>
          <table:table-cell table:style-name="ce7" table:number-columns-repeated="4"/>
          <table:table-cell table:style-name="ce10"/>
          <table:table-cell table:number-columns-repeated="37"/>
        </table:table-row>
        <table:table-row table:style-name="ro4">
          <table:table-cell table:style-name="ce4" office:value-type="string" calcext:value-type="string">
            <text:p>Recuerda: Mínimo 4 preguntas. Máximo 6 preguntas. Por cada pregunta, 4 posibles respuestas y solo 1 correcta. </text:p>
            <text:p>¡¡¡¡QUE NO SE OLVIDE PONER EL TÍTULO DEL TRABAJO EN LA CELDA A1 NI LA LETRA DE LA RESPUESTA CORRECTA EN LA COLUMNA F !!!!!!</text:p>
          </table:table-cell>
          <table:table-cell table:style-name="ce8" table:number-columns-repeated="5"/>
          <table:table-cell table:number-columns-repeated="37"/>
        </table:table-row>
        <table:table-row table:style-name="ro5" table:number-rows-repeated="197">
          <table:table-cell table:style-name="ce5" table:number-columns-repeated="6"/>
          <table:table-cell table:number-columns-repeated="37"/>
        </table:table-row>
        <table:table-row table:style-name="ro5" table:number-rows-repeated="1631">
          <table:table-cell table:number-columns-repeated="43"/>
        </table:table-row>
        <table:table-row table:style-name="ro5">
          <table:table-cell table:number-columns-repeated="43"/>
        </table:table-row>
      </table:table>
      <table:table table:name="R" table:style-name="ta2">
        <table:table-column table:style-name="co4" table:number-columns-repeated="6" table:default-cell-style-name="Default"/>
        <table:table-row table:style-name="ro6">
          <table:table-cell table:formula="of:=[Cuestiones.A1]" office:value-type="string" office:string-value="Virtual Hosting" calcext:value-type="string">
            <text:p>Virtual Hosting</text:p>
          </table:table-cell>
          <table:table-cell table:formula="of:=[Cuestiones.B1]" office:value-type="float" office:value="0" calcext:value-type="float">
            <text:p>0</text:p>
          </table:table-cell>
          <table:table-cell table:formula="of:=[Cuestiones.C1]" office:value-type="float" office:value="0" calcext:value-type="float">
            <text:p>0</text:p>
          </table:table-cell>
          <table:table-cell table:formula="of:=[Cuestiones.D1]" office:value-type="float" office:value="0" calcext:value-type="float">
            <text:p>0</text:p>
          </table:table-cell>
          <table:table-cell table:formula="of:=[Cuestiones.E1]" office:value-type="float" office:value="0" calcext:value-type="float">
            <text:p>0</text:p>
          </table:table-cell>
          <table:table-cell table:formula="of:=[Cuestiones.F1]" office:value-type="float" office:value="0" calcext:value-type="float">
            <text:p>0</text:p>
          </table:table-cell>
        </table:table-row>
        <table:table-row table:style-name="ro7">
          <table:table-cell table:formula="of:=[Cuestiones.A2]" office:value-type="string" office:string-value="Pregunta" calcext:value-type="string">
            <text:p>Pregunta</text:p>
          </table:table-cell>
          <table:table-cell table:formula="of:=[Cuestiones.B2]" office:value-type="string" office:string-value="Respuesta A" calcext:value-type="string">
            <text:p>Respuesta A</text:p>
          </table:table-cell>
          <table:table-cell table:formula="of:=[Cuestiones.C2]" office:value-type="string" office:string-value="Respuesta B" calcext:value-type="string">
            <text:p>Respuesta B</text:p>
          </table:table-cell>
          <table:table-cell table:formula="of:=[Cuestiones.D2]" office:value-type="string" office:string-value="Respuesta C" calcext:value-type="string">
            <text:p>Respuesta C</text:p>
          </table:table-cell>
          <table:table-cell table:formula="of:=[Cuestiones.E2]" office:value-type="string" office:string-value="Respuesta D" calcext:value-type="string">
            <text:p>Respuesta D</text:p>
          </table:table-cell>
          <table:table-cell table:formula="of:=[Cuestiones.F2]" office:value-type="string" office:string-value="Respuesta correcta&#10;(A, B, C ó D)" calcext:value-type="string">
            <text:p>Respuesta correcta</text:p>
            <text:p>(A, B, C ó D)</text:p>
          </table:table-cell>
        </table:table-row>
        <table:table-row table:style-name="ro6">
          <table:table-cell table:formula="of:=[Cuestiones.A3]" office:value-type="string" office:string-value="Elija la opción correspondiente al orden de la evolución del almacenamiento web (de más antiguo a más reciente). " calcext:value-type="string">
            <text:p>Elija la opción correspondiente al orden de la evolución del almacenamiento web (de más antiguo a más reciente). </text:p>
          </table:table-cell>
          <table:table-cell table:formula="of:=[Cuestiones.B3]" office:value-type="string" office:string-value="Datacenters – Cloud – Servidores – Virtualización" calcext:value-type="string">
            <text:p>Datacenters – Cloud – Servidores – Virtualización</text:p>
          </table:table-cell>
          <table:table-cell table:formula="of:=[Cuestiones.C3]" office:value-type="string" office:string-value="Cloud – Servidores – Datacenters Virtualización " calcext:value-type="string">
            <text:p>Cloud – Servidores – Datacenters Virtualización </text:p>
          </table:table-cell>
          <table:table-cell table:formula="of:=[Cuestiones.D3]" office:value-type="string" office:string-value="Servidores – Datacenters – Virtualización – Cloud" calcext:value-type="string">
            <text:p>Servidores – Datacenters – Virtualización – Cloud</text:p>
          </table:table-cell>
          <table:table-cell table:formula="of:=[Cuestiones.E3]" office:value-type="string" office:string-value="Servidores – Cloud – Datacenters – Virtualización " calcext:value-type="string">
            <text:p>Servidores – Cloud – Datacenters – Virtualización </text:p>
          </table:table-cell>
          <table:table-cell table:formula="of:=[Cuestiones.F3]" office:value-type="string" office:string-value="C" calcext:value-type="string">
            <text:p>C</text:p>
          </table:table-cell>
        </table:table-row>
        <table:table-row table:style-name="ro6">
          <table:table-cell table:formula="of:=[Cuestiones.A4]" office:value-type="string" office:string-value="¿Cuántos tipos esenciales de hosting virtual hay? " calcext:value-type="string">
            <text:p>¿Cuántos tipos esenciales de hosting virtual hay? </text:p>
          </table:table-cell>
          <table:table-cell table:formula="of:=[Cuestiones.B4]" office:value-type="string" office:string-value="Tres, basado en IP, en nombres y en puertos. " calcext:value-type="string">
            <text:p>Tres, basado en IP, en nombres y en puertos. </text:p>
          </table:table-cell>
          <table:table-cell table:formula="of:=[Cuestiones.C4]" office:value-type="string" office:string-value="Únicamente basado en nombres. " calcext:value-type="string">
            <text:p>Únicamente basado en nombres. </text:p>
          </table:table-cell>
          <table:table-cell table:formula="of:=[Cuestiones.D4]" office:value-type="string" office:string-value="Dos, basado en puertos y en IP. " calcext:value-type="string">
            <text:p>Dos, basado en puertos y en IP. </text:p>
          </table:table-cell>
          <table:table-cell table:formula="of:=[Cuestiones.E4]" office:value-type="string" office:string-value="Ninguna de las anteriores es correcta. " calcext:value-type="string">
            <text:p>Ninguna de las anteriores es correcta. </text:p>
          </table:table-cell>
          <table:table-cell table:formula="of:=[Cuestiones.F4]" office:value-type="string" office:string-value="A" calcext:value-type="string">
            <text:p>A</text:p>
          </table:table-cell>
        </table:table-row>
        <table:table-row table:style-name="ro6">
          <table:table-cell table:formula="of:=[Cuestiones.A5]" office:value-type="string" office:string-value="¿Se pueden combinar los distintos tipos de hosting virtual? " calcext:value-type="string">
            <text:p>¿Se pueden combinar los distintos tipos de hosting virtual? </text:p>
          </table:table-cell>
          <table:table-cell table:formula="of:=[Cuestiones.B5]" office:value-type="string" office:string-value="No, nunca. " calcext:value-type="string">
            <text:p>No, nunca. </text:p>
          </table:table-cell>
          <table:table-cell table:formula="of:=[Cuestiones.C5]" office:value-type="string" office:string-value="Solo basado en puertos y en IP. " calcext:value-type="string">
            <text:p>Solo basado en puertos y en IP. </text:p>
          </table:table-cell>
          <table:table-cell table:formula="of:=[Cuestiones.D5]" office:value-type="string" office:string-value="Si, podemos combinarlos según nuestras necesidades. " calcext:value-type="string">
            <text:p>Si, podemos combinarlos según nuestras necesidades. </text:p>
          </table:table-cell>
          <table:table-cell table:formula="of:=[Cuestiones.E5]" office:value-type="string" office:string-value="Depende de la empresa que nos alquile el servidor. " calcext:value-type="string">
            <text:p>Depende de la empresa que nos alquile el servidor. </text:p>
          </table:table-cell>
          <table:table-cell table:formula="of:=[Cuestiones.F5]" office:value-type="string" office:string-value="C" calcext:value-type="string">
            <text:p>C</text:p>
          </table:table-cell>
        </table:table-row>
        <table:table-row table:style-name="ro6">
          <table:table-cell table:formula="of:=[Cuestiones.A6]" office:value-type="string" office:string-value="¿Es posible cambiar la configuración de Apache? " calcext:value-type="string">
            <text:p>¿Es posible cambiar la configuración de Apache? </text:p>
          </table:table-cell>
          <table:table-cell table:formula="of:=[Cuestiones.B6]" office:value-type="string" office:string-value="Únicamente detalles muy concretos. " calcext:value-type="string">
            <text:p>Únicamente detalles muy concretos. </text:p>
          </table:table-cell>
          <table:table-cell table:formula="of:=[Cuestiones.C6]" office:value-type="string" office:string-value="Sí, además es esencial para configurar los hosts virtuales como queremos. " calcext:value-type="string">
            <text:p>Sí, además es esencial para configurar los hosts virtuales como queremos. </text:p>
          </table:table-cell>
          <table:table-cell table:formula="of:=[Cuestiones.D6]" office:value-type="string" office:string-value="Depende de la versión de Apache. " calcext:value-type="string">
            <text:p>Depende de la versión de Apache. </text:p>
          </table:table-cell>
          <table:table-cell table:formula="of:=[Cuestiones.E6]" office:value-type="string" office:string-value="No, la configuración de Apache es muy restrictiva. " calcext:value-type="string">
            <text:p>No, la configuración de Apache es muy restrictiva. </text:p>
          </table:table-cell>
          <table:table-cell table:formula="of:=[Cuestiones.F6]" office:value-type="string" office:string-value="B" calcext:value-type="string">
            <text:p>B</text:p>
          </table:table-cell>
        </table:table-row>
        <table:table-row table:style-name="ro6">
          <table:table-cell table:formula="of:=[Cuestiones.A7]" office:value-type="float" office:value="0" calcext:value-type="float">
            <text:p>0</text:p>
          </table:table-cell>
          <table:table-cell table:formula="of:=[Cuestiones.B7]" office:value-type="float" office:value="0" calcext:value-type="float">
            <text:p>0</text:p>
          </table:table-cell>
          <table:table-cell table:formula="of:=[Cuestiones.C7]" office:value-type="float" office:value="0" calcext:value-type="float">
            <text:p>0</text:p>
          </table:table-cell>
          <table:table-cell table:formula="of:=[Cuestiones.D7]" office:value-type="float" office:value="0" calcext:value-type="float">
            <text:p>0</text:p>
          </table:table-cell>
          <table:table-cell table:formula="of:=[Cuestiones.E7]" office:value-type="float" office:value="0" calcext:value-type="float">
            <text:p>0</text:p>
          </table:table-cell>
          <table:table-cell table:formula="of:=[Cuestiones.F7]" office:value-type="float" office:value="0" calcext:value-type="float">
            <text:p>0</text:p>
          </table:table-cell>
        </table:table-row>
        <table:table-row table:style-name="ro6">
          <table:table-cell table:formula="of:=[Cuestiones.A8]" office:value-type="float" office:value="0" calcext:value-type="float">
            <text:p>0</text:p>
          </table:table-cell>
          <table:table-cell table:formula="of:=[Cuestiones.B8]" office:value-type="float" office:value="0" calcext:value-type="float">
            <text:p>0</text:p>
          </table:table-cell>
          <table:table-cell table:formula="of:=[Cuestiones.C8]" office:value-type="float" office:value="0" calcext:value-type="float">
            <text:p>0</text:p>
          </table:table-cell>
          <table:table-cell table:formula="of:=[Cuestiones.D8]" office:value-type="float" office:value="0" calcext:value-type="float">
            <text:p>0</text:p>
          </table:table-cell>
          <table:table-cell table:formula="of:=[Cuestiones.E8]" office:value-type="float" office:value="0" calcext:value-type="float">
            <text:p>0</text:p>
          </table:table-cell>
          <table:table-cell table:formula="of:=[Cuestiones.F8]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4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3">00/00/0000</text:date>, <text:time style:data-style-name="N2" text:time-value="00:34:11.474273004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08T23:20:05.41</meta:creation-date>
    <dc:date>2015-05-03T00:47:21.132717215</dc:date>
    <meta:editing-duration>PT17H4M2S</meta:editing-duration>
    <meta:editing-cycles>187</meta:editing-cycles>
    <meta:generator>LibreOffice/4.2.7.2$Linux_X86_64 LibreOffice_project/420m0$Build-2</meta:generator>
    <dc:creator>Jose </dc:creator>
    <meta:document-statistic meta:table-count="2" meta:cell-count="80" meta:object-count="0"/>
  </office:meta>
</office:document-meta>
</file>